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Pictures/10000201000003460000007AE797650DBFEC173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.139in" fo:margin-bottom="2.5in" loext:contextual-spacing="false" fo:line-height="100%" fo:orphans="2" fo:widows="2" fo:break-before="auto" fo:break-after="auto"/>
    </style:style>
    <style:style style:name="P2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5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336633" fo:font-size="14pt" style:font-size-asian="14pt" style:font-size-complex="14pt"/>
    </style:style>
    <style:style style:name="P6" style:family="paragraph" style:parent-style-name="Standard" style:list-style-name="WWNum1">
      <style:paragraph-properties fo:margin-left="0.5in" fo:margin-right="0in" fo:margin-top="0.0398in" fo:margin-bottom="0in" loext:contextual-spacing="false" fo:text-indent="-0.25in" style:auto-text-indent="false"/>
    </style:style>
    <style:style style:name="P7" style:family="paragraph" style:parent-style-name="Standard" style:list-style-name="WWNum3">
      <style:paragraph-properties fo:margin-left="0.5in" fo:margin-right="0in" fo:margin-top="0.0398in" fo:margin-bottom="0in" loext:contextual-spacing="false" fo:text-indent="-0.25in" style:auto-text-indent="false"/>
    </style:style>
    <style:style style:name="P8" style:family="paragraph" style:parent-style-name="Standard" style:list-style-name="WWNum4">
      <style:paragraph-properties fo:margin-left="0.5in" fo:margin-right="0in" fo:margin-top="0.0398in" fo:margin-bottom="0in" loext:contextual-spacing="false" fo:text-indent="-0.25in" style:auto-text-indent="false"/>
    </style:style>
    <style:style style:name="P9" style:family="paragraph" style:parent-style-name="Standard" style:list-style-name="WWNum1">
      <style:paragraph-properties fo:margin-left="0.5in" fo:margin-right="0in" fo:margin-top="0in" fo:margin-bottom="0.0429in" loext:contextual-spacing="false" fo:text-indent="-0.25in" style:auto-text-indent="false"/>
    </style:style>
    <style:style style:name="P10" style:family="paragraph" style:parent-style-name="Standard" style:list-style-name="WWNum3">
      <style:paragraph-properties fo:margin-left="0.5in" fo:margin-right="0in" fo:margin-top="0in" fo:margin-bottom="0.0429in" loext:contextual-spacing="false" fo:text-indent="-0.25in" style:auto-text-indent="false"/>
    </style:style>
    <style:style style:name="P11" style:family="paragraph" style:parent-style-name="Standard" style:list-style-name="WWNum4">
      <style:paragraph-properties fo:margin-left="0.5in" fo:margin-right="0in" fo:margin-top="0in" fo:margin-bottom="0in" loext:contextual-spacing="false" fo:text-indent="-0.25in" style:auto-text-indent="false"/>
    </style:style>
    <style:style style:name="P12" style:family="paragraph" style:parent-style-name="Standard" style:list-style-name="WWNum4">
      <style:paragraph-properties fo:margin-left="1in" fo:margin-right="0in" fo:margin-top="0in" fo:margin-bottom="0in" loext:contextual-spacing="false" fo:text-indent="-0.25in" style:auto-text-indent="false"/>
    </style:style>
    <style:style style:name="P13" style:family="paragraph" style:parent-style-name="Standard" style:list-style-name="WWNum4">
      <style:paragraph-properties fo:margin-left="1in" fo:margin-right="0in" fo:margin-top="0in" fo:margin-bottom="0.0429in" loext:contextual-spacing="false" fo:text-indent="-0.25in" style:auto-text-indent="false"/>
    </style:style>
    <style:style style:name="P1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15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16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17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18" style:family="paragraph" style:parent-style-name="Standard">
      <style:paragraph-properties fo:break-before="auto" fo:break-after="auto"/>
    </style:style>
    <style:style style:name="P19" style:family="paragraph" style:parent-style-name="Heading_20_1" style:list-style-name="WWNum2"/>
    <style:style style:name="P20" style:family="paragraph" style:parent-style-name="Title" style:master-page-name="First_20_Page">
      <style:paragraph-properties fo:margin-top="1in" fo:margin-bottom="0in" loext:contextual-spacing="false" fo:line-height="100%" fo:orphans="2" fo:widows="2" style:page-number="1" fo:break-before="auto" fo:break-after="auto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font-variant="small-caps" fo:color="#336633" fo:font-size="16pt" style:font-size-asian="16pt" style:font-size-complex="16pt"/>
    </style:style>
    <style:style style:name="T7" style:family="text">
      <style:text-properties fo:font-variant="small-caps" fo:color="#669966" fo:font-size="14pt" style:font-size-asian="14pt" style:font-size-complex="14pt"/>
    </style:style>
    <style:style style:name="T8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9" style:family="text">
      <style:text-properties fo:color="#1155cc" style:text-underline-style="solid" style:text-underline-width="auto" style:text-underline-color="font-color"/>
    </style:style>
    <style:style style:name="T10" style:family="text">
      <style:text-properties style:text-underline-style="none"/>
    </style:style>
    <style:style style:name="T11" style:family="text">
      <style:text-properties fo:font-weight="bold" style:font-weight-asian="bold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.1193in, 0in, 0.1193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<text:bookmark text:name="_aczyuw2yex2w"/><text:span text:style-name="T1">Sistemas Informáticos (Computer Systems)</text:span><text:span text:style-name="T2"><text:line-break/></text:span><text:span text:style-name="T3">Unit 04. Activities 01</text:span></text:p>
      <text:p text:style-name="P1"><draw:frame draw:style-name="fr1" draw:name="image4.png" text:anchor-type="char" svg:x="0.7874in" svg:y="5.9055in" svg:width="6.6929in" svg:height="0.7917in" draw:z-index="1"><draw:image xlink:href="Pictures/10000201000003460000007AE797650DBFEC1736.png" xlink:type="simple" xlink:show="embed" xlink:actuate="onLoad" loext:mime-type="image/png"/></draw:frame><draw:frame draw:style-name="fr2" draw:name="image3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4"><text:span text:style-name="T5">Authors: Sergi García, Alfredo Oltra</text:span><draw:frame draw:style-name="fr3" draw:name="image1.png" text:anchor-type="char" svg:x="2.9689in" svg:y="0.5209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4"><text:span text:style-name="T5">Updated October 2023</text:span></text:p>
      <text:p text:style-name="P5"/>
      <text:p text:style-name="P4"><text:span text:style-name="T6">Unit 04. Activities 01</text:span></text:p>
      <text:list xml:id="list2765409053" text:style-name="WWNum2">
        <text:list-item>
          <text:p text:style-name="P19"><text:bookmark text:name="_dbh0n1vac4c8"/>Exercise 01</text:p>
        </text:list-item>
      </text:list>
      <text:p text:style-name="Standard">Investigate how to create a virtual machine and do a dual installation with Windows 10 and Ubuntu (Linux). This video could help you <text:a xlink:type="simple" xlink:href="https://www.youtube.com/watch?v=nBD4KqH5CT8" text:style-name="ListLabel_20_28" text:visited-style-name="ListLabel_20_28"><text:span text:style-name="T9">https://www.youtube.com/watch?v=nBD4KqH5CT8</text:span></text:a></text:p>
      <text:list xml:id="list255452924" text:style-name="WWNum1">
        <text:list-item>
          <text:p text:style-name="P6">Share your difficulties and doubts in forum (and how have you solved them) in forum, in order to help your classmates.</text:p>
        </text:list-item>
        <text:list-item>
          <text:p text:style-name="P9">Share a screenshot in forum of your dual boot working :)</text:p>
        </text:list-item>
      </text:list>
      <text:p text:style-name="Standard"><text:span text:style-name="T11">Tip 1:</text:span> You should install first Windows and lastly Ubuntu (Linux). When you do the partitions, Linux should have enough space to be installed.</text:p>
      <text:p text:style-name="Standard"><text:span text:style-name="T11">Tip 2:</text:span> If you don’t have a Windows 10 licence, you have two options:</text:p>
      <text:list xml:id="list4128437888" text:style-name="WWNum3">
        <text:list-item>
          <text:p text:style-name="P7">There is an evaluation version of Windows 10 in <text:a xlink:type="simple" xlink:href="https://www.microsoft.com/en-us/evalcenter/evaluate-windows-10-enterprise" text:style-name="ListLabel_20_28" text:visited-style-name="ListLabel_20_28"><text:span text:style-name="T9">https://www.microsoft.com/en-us/evalcenter/evaluate-windows-10-enterprise</text:span></text:a>, but for our activities you can use any version of Windows 10.</text:p>
        </text:list-item>
        <text:list-item>
          <text:p text:style-name="P10">Also, there are Windows 10 “Custom versions” (in order to require less resources) like Tiny10. They are suitable for this exercise, and you can find Tiny10 in <text:a xlink:type="simple" xlink:href="https://archive.org/details/tiny-10-NTDEV" text:style-name="ListLabel_20_28" text:visited-style-name="ListLabel_20_28"><text:span text:style-name="T9">https://archive.org/details/tiny-10-NTDEV</text:span></text:a></text:p>
        </text:list-item>
      </text:list>
      <text:list xml:id="list52750755296906" text:continue-list="list2765409053" text:style-name="WWNum2">
        <text:list-item>
          <text:p text:style-name="P19"><text:bookmark text:name="_jrq5j4it38g2"/>Exercise 02</text:p>
        </text:list-item>
      </text:list>
      <text:p text:style-name="Standard">Install Docker on your machine (you can ask for help in forum) or try to use online <text:a xlink:type="simple" xlink:href="https://labs.play-with-docker.com/" text:style-name="ListLabel_20_28" text:visited-style-name="ListLabel_20_28"><text:span text:style-name="T9">https://labs.play-with-docker.com/</text:span></text:a> to practice with Docker.</text:p>
      <text:p text:style-name="Standard"/>
      <text:p text:style-name="Standard">When you have the environment ready, go to:</text:p>
      <text:p text:style-name="Standard"><text:s/><text:a xlink:type="simple" xlink:href="https://sergarb1.github.io/CursoIntroduccionADocker/" text:style-name="ListLabel_20_28" text:visited-style-name="ListLabel_20_28"><text:span text:style-name="T9">https://sergarb1.github.io/CursoIntroduccionADocker/</text:span></text:a> and do those guided activities:</text:p>
      <text:list xml:id="list4168812420" text:style-name="WWNum4">
        <text:list-item>
          <text:p text:style-name="P8"><text:span text:style-name="T11">In order to obtain Docker and Docker Compose required knowledge in our subject:</text:span></text:p>
          <text:list>
            <text:list-item>
              <text:p text:style-name="P12">All practical cases from unit 3.</text:p>
            </text:list-item>
            <text:list-item>
              <text:p text:style-name="P12">First practical case from unit 5.</text:p>
            </text:list-item>
            <text:list-item>
              <text:p text:style-name="P12">First and second practical cases from unit 6.</text:p>
            </text:list-item>
          </text:list>
        </text:list-item>
        <text:list-item>
          <text:p text:style-name="P11"><text:span text:style-name="T11">Optionally (Not required for our subject, but interesting)</text:span></text:p>
          <text:list>
            <text:list-item>
              <text:p text:style-name="P12">All practical cases from unit 4.</text:p>
            </text:list-item>
            <text:list-item>
              <text:p text:style-name="P12">Rest of practical cases from unit 5.</text:p>
            </text:list-item>
            <text:list-item>
              <text:p text:style-name="P12">Rest of practical cases from unit 6.</text:p>
            </text:list-item>
            <text:list-item>
              <text:p text:style-name="P12">All practical cases from unit 7.</text:p>
            </text:list-item>
            <text:list-item>
              <text:p text:style-name="P13">All practical cases from unit 8.</text:p>
            </text:list-item>
          </text:list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 fo:font-weight="bold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fo:color="#1155cc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866in" fo:margin-left="0in" fo:margin-right="0in" fo:margin-top="0.7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Sistemas Informáticos (Computers Systems)<text:tab/><text:tab/>Unit 04. Virtual machines and containers</text:span></text:p>
      </style:header>
      <style:footer>
        <text:p text:style-name="MP4"><text:span text:style-name="MT1">CFGS DAM/DAW<text:tab/><text:tab/>Unit 04 - Page </text:span><text:page-number text:select-page="current">0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3" meta:object-count="0" meta:page-count="1" meta:paragraph-count="29" meta:word-count="310" meta:character-count="1924" meta:non-whitespace-character-count="1655"/>
    <meta:generator>LibreOfficeDev/6.0.5.2$Linux_X86_64 LibreOffice_project/</meta:generator>
  </office:meta>
</office:document-meta>
</file>